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ingClassMethodBinding.BackingClassMethodBinding( String methodName , Class [ ] params , MethodBinding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ckingClassMethodBinding.BackingClass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ingClassMethodBinding.invoke( FacesContext context , Object params [ ]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ackingClassMethodBinding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ingClassMethodBinding.setOutputFormBeans( ProcessedAnnotation [ ] raiseActions , Class backingClass , Object backingBean , String action , HttpServletRequest http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ckingClassMethodBinding.getTyp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ingClassMethodBinding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ingClassMethodBinding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ckingClassMethodBinding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ingClassMethodBinding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